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C8000000C80DD686454CF934AD.png" manifest:media-type="image/png"/>
  <manifest:file-entry manifest:full-path="Pictures/10000000000000C8000000C862DE702DA917C677.png" manifest:media-type="image/png"/>
  <manifest:file-entry manifest:full-path="Pictures/10000000000000C8000000C8B4AEEA29BD851087.png" manifest:media-type="image/png"/>
  <manifest:file-entry manifest:full-path="Pictures/10000000000000C8000000C87DE0059B11B4E3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396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0.502cm" svg:height="0.646cm" svg:x="10.443cm" svg:y="8.144cm">
          <draw:text-box>
            <text:p/>
          </draw:text-box>
        </draw:frame>
        <draw:frame draw:style-name="gr2" draw:text-style-name="P2" draw:layer="layout" svg:width="5.291cm" svg:height="5.291cm" svg:x="1.524cm" svg:y="1.059cm">
          <draw:image xlink:href="Pictures/10000000000000C8000000C8B4AEEA29BD851087.png" xlink:type="simple" xlink:show="embed" xlink:actuate="onLoad">
            <text:p/>
          </draw:image>
        </draw:frame>
        <draw:frame draw:style-name="gr2" draw:text-style-name="P2" draw:layer="layout" svg:width="5.291cm" svg:height="5.291cm" svg:x="1.524cm" svg:y="9.441cm">
          <draw:image xlink:href="Pictures/10000000000000C8000000C87DE0059B11B4E3E9.png" xlink:type="simple" xlink:show="embed" xlink:actuate="onLoad">
            <text:p/>
          </draw:image>
        </draw:frame>
        <draw:frame draw:style-name="gr2" draw:text-style-name="P2" draw:layer="layout" svg:width="5.291cm" svg:height="5.291cm" svg:x="9.906cm" svg:y="1.016cm">
          <draw:image xlink:href="Pictures/10000000000000C8000000C862DE702DA917C677.png" xlink:type="simple" xlink:show="embed" xlink:actuate="onLoad">
            <text:p/>
          </draw:image>
        </draw:frame>
        <draw:frame draw:style-name="gr2" draw:text-style-name="P2" draw:layer="layout" svg:width="5.291cm" svg:height="5.291cm" svg:x="9.906cm" svg:y="9.398cm">
          <draw:image xlink:href="Pictures/10000000000000C8000000C80DD686454CF934AD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20:57:42.453604350</meta:creation-date>
    <dc:date>2020-02-10T21:00:33.882330424</dc:date>
    <meta:editing-duration>PT2M53S</meta:editing-duration>
    <meta:editing-cycles>1</meta:editing-cycles>
    <meta:document-statistic meta:object-count="28"/>
    <meta:generator>LibreOffice/6.0.7.3$Linux_X86_64 LibreOffice_project/00m0$Build-3</meta:generator>
  </office:meta>
</office:document-meta>
</file>